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3ce73" officeooo:paragraph-rsid="0013ce73" style:font-weight-asian="bold" style:font-weight-complex="bold"/>
    </style:style>
    <style:style style:name="P2" style:family="paragraph" style:parent-style-name="Standard" style:list-style-name="L4">
      <style:paragraph-properties fo:text-align="start" style:justify-single-word="false"/>
      <style:text-properties fo:font-weight="normal" officeooo:rsid="0013ce73" officeooo:paragraph-rsid="0013ce73" style:font-weight-asian="normal" style:font-weight-complex="normal"/>
    </style:style>
    <style:style style:name="P3" style:family="paragraph" style:parent-style-name="Standard" style:list-style-name="L4">
      <style:paragraph-properties fo:text-align="start" style:justify-single-word="false"/>
      <style:text-properties fo:font-style="italic" fo:font-weight="normal" officeooo:rsid="0013ce73" officeooo:paragraph-rsid="0013ce73" style:font-style-asian="italic" style:font-weight-asian="normal" style:font-style-complex="italic" style:font-weight-complex="normal"/>
    </style:style>
    <style:style style:name="P4" style:family="paragraph" style:parent-style-name="Standard" style:list-style-name="L4">
      <style:paragraph-properties fo:text-align="start" style:justify-single-word="false"/>
      <style:text-properties fo:font-style="italic" fo:font-weight="normal" officeooo:rsid="00164573" officeooo:paragraph-rsid="00164573" style:font-style-asian="italic" style:font-weight-asian="normal" style:font-style-complex="italic" style:font-weight-complex="normal"/>
    </style:style>
    <style:style style:name="P5" style:family="paragraph" style:parent-style-name="Standard" style:list-style-name="L4">
      <style:paragraph-properties fo:text-align="start" style:justify-single-word="false"/>
      <style:text-properties fo:font-style="italic" fo:font-weight="normal" officeooo:rsid="0016a97d" officeooo:paragraph-rsid="0016a97d"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fo:font-style="italic" fo:font-weight="normal" officeooo:rsid="0016a97d" officeooo:paragraph-rsid="0016a97d" style:font-style-asian="italic" style:font-weight-asian="normal" style:font-style-complex="italic" style:font-weight-complex="normal"/>
    </style:style>
    <style:style style:name="P7" style:family="paragraph" style:parent-style-name="Standard" style:list-style-name="L5">
      <style:paragraph-properties fo:text-align="start" style:justify-single-word="false"/>
      <style:text-properties fo:font-style="italic" fo:font-weight="normal" officeooo:rsid="0016a97d" officeooo:paragraph-rsid="0016a97d" style:font-style-asian="italic" style:font-weight-asian="normal" style:font-style-complex="italic" style:font-weight-complex="normal"/>
    </style:style>
    <style:style style:name="P8" style:family="paragraph" style:parent-style-name="Standard" style:list-style-name="L5">
      <style:paragraph-properties fo:text-align="start" style:justify-single-word="false"/>
      <style:text-properties fo:font-style="italic" fo:font-weight="normal" officeooo:rsid="00181b1e" officeooo:paragraph-rsid="00181b1e" style:font-style-asian="italic" style:font-weight-asian="normal" style:font-style-complex="italic" style:font-weight-complex="normal"/>
    </style:style>
    <style:style style:name="P9" style:family="paragraph" style:parent-style-name="Standard">
      <style:paragraph-properties fo:text-align="center" style:justify-single-word="false"/>
      <style:text-properties fo:font-style="italic" fo:font-weight="bold" officeooo:rsid="0016a97d" officeooo:paragraph-rsid="0016a97d" style:font-style-asian="italic" style:font-weight-asian="bold" style:font-style-complex="italic" style:font-weight-complex="bold"/>
    </style:style>
    <style:style style:name="P10" style:family="paragraph" style:parent-style-name="Standard" style:list-style-name="L4">
      <style:paragraph-properties fo:text-align="start" style:justify-single-word="false"/>
      <style:text-properties fo:font-style="normal" fo:font-weight="normal" officeooo:rsid="0013ce73" officeooo:paragraph-rsid="0013ce73" style:font-style-asian="normal" style:font-weight-asian="normal" style:font-style-complex="normal" style:font-weight-complex="normal"/>
    </style:style>
    <style:style style:name="P11" style:family="paragraph" style:parent-style-name="Standard" style:list-style-name="L5">
      <style:paragraph-properties fo:text-align="start" style:justify-single-word="false"/>
      <style:text-properties fo:font-style="normal" fo:font-weight="normal" officeooo:rsid="0016a97d" officeooo:paragraph-rsid="0016a97d" style:font-style-asian="normal" style:font-weight-asian="normal" style:font-style-complex="normal" style:font-weight-complex="normal"/>
    </style:style>
    <style:style style:name="P12" style:family="paragraph" style:parent-style-name="Standard" style:list-style-name="L5">
      <style:paragraph-properties fo:text-align="start" style:justify-single-word="false"/>
      <style:text-properties fo:font-style="normal" fo:font-weight="normal" officeooo:rsid="00181b1e" officeooo:paragraph-rsid="00181b1e" style:font-style-asian="normal" style:font-weight-asian="normal" style:font-style-complex="normal" style:font-weight-complex="normal"/>
    </style:style>
    <style:style style:name="T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deralists and Republicans</text:p>
      <text:p text:style-name="P1"/>
      <text:list xml:id="list2954272062607183967" text:style-name="L4">
        <text:list-item>
          <text:p text:style-name="P2">American politics were originally fraught with disagreement</text:p>
        </text:list-item>
        <text:list-item>
          <text:p text:style-name="P2">One side wanted a strong national governmentn and for the country to become a genuine “nation-state”</text:p>
        </text:list-item>
        <text:list-item>
          <text:p text:style-name="P2">The other wanted a more modest central government which would leave much of the power in the hands of the states and the people</text:p>
        </text:list-item>
        <text:list-item>
          <text:p text:style-name="P10">The centralists became known as the Federalists</text:p>
        </text:list-item>
        <text:list-item>
          <text:p text:style-name="P10">The de-centralists became known as the Republicans</text:p>
        </text:list-item>
        <text:list-item>
          <text:p text:style-name="P3">Hamilton and the Federalists</text:p>
          <text:list>
            <text:list-item>
              <text:p text:style-name="P3"><text:span text:style-name="T1">The Federalists were in control of the government for 12 years</text:span></text:p>
            </text:list-item>
            <text:list-item>
              <text:p text:style-name="P3"><text:span text:style-name="T1">George Washington was a Federalist and people supported George Washington no matter what he did</text:span></text:p>
            </text:list-item>
            <text:list-item>
              <text:p text:style-name="P3"><text:span text:style-name="T1">Washington also thought that the president should stay out of political controversies and so avoided any involvment with the struggle between the Federalists and the Republicans</text:span></text:p>
            </text:list-item>
            <text:list-item>
              <text:p text:style-name="P3"><text:span text:style-name="T1">Washington's Secretary of the Treasury was Alexander Hamilton</text:span></text:p>
            </text:list-item>
            <text:list-item>
              <text:p text:style-name="P3"><text:span text:style-name="T1">AH was the most aristocratic in taste of the national leaders of his time</text:span></text:p>
            </text:list-item>
            <text:list-item>
              <text:p text:style-name="P3"><text:span text:style-name="T1">He believed that an effective government needed an “enlightened” ruling class</text:span></text:p>
            </text:list-item>
            <text:list-item>
              <text:p text:style-name="P3"><text:span text:style-name="T1">He proposed to turn old, Revolutionary War-era IOUs into bonds</text:span></text:p>
            </text:list-item>
            <text:list-item>
              <text:p text:style-name="P3"><text:span text:style-name="T1">This way, the wealthy people holding the bonds would have a stake in the government's success or lack thereof</text:span></text:p>
            </text:list-item>
            <text:list-item>
              <text:p text:style-name="P3"><text:span text:style-name="T1">AH wanted a national bank which would be chartered by the federal government</text:span></text:p>
            </text:list-item>
            <text:list-item>
              <text:p text:style-name="P4"><text:span text:style-name="T1">He would put a tax on making alcoholic beverages and a tariff on imports</text:span></text:p>
            </text:list-item>
          </text:list>
        </text:list-item>
        <text:list-item>
          <text:p text:style-name="P4">Enacting the Federalist Program</text:p>
          <text:list>
            <text:list-item>
              <text:p text:style-name="P4"><text:span text:style-name="T1">Most of Congress agreed with Hamilton's plan but thought that the IOUs should not be paid back at face value</text:span></text:p>
            </text:list-item>
            <text:list-item>
              <text:p text:style-name="P4"><text:span text:style-name="T1">If they were paid back at face value, they thought that they should be given back to their original owners</text:span></text:p>
            </text:list-item>
            <text:list-item>
              <text:p text:style-name="P4"><text:span text:style-name="T1">Hamilton was able to convince Congress that this was impractical</text:span></text:p>
            </text:list-item>
            <text:list-item>
              <text:p text:style-name="P4"><text:span text:style-name="T1">He passed a bill to make the federal government take over the debt of the states</text:span></text:p>
            </text:list-item>
            <text:list-item>
              <text:p text:style-name="P4"><text:span text:style-name="T1">The states would be taxed to pay off the debt</text:span></text:p>
            </text:list-item>
            <text:list-item>
              <text:p text:style-name="P4"><text:span text:style-name="T1">The Virginians would be paying off other states taxes, so Hamilton bargained with them using the location of the country's capital</text:span></text:p>
            </text:list-item>
            <text:list-item>
              <text:p text:style-name="P4"><text:span text:style-name="T1">It was decided to put it on land of George's choosing along the Potomac</text:span></text:p>
            </text:list-item>
            <text:list-item>
              <text:p text:style-name="P4"><text:span text:style-name="T1">The national bank bill was passed</text:span></text:p>
            </text:list-item>
            <text:list-item>
              <text:p text:style-name="P5"><text:span text:style-name="T1">Small farmers did not like all the taxes, as they had to bear a disproportionate burden and thought that the Federalists were screwing them</text:span></text:p>
            </text:list-item>
          </text:list>
        </text:list-item>
        <text:list-item>
          <text:p text:style-name="P5">The Republican Opposition</text:p>
          <text:list>
            <text:list-item>
              <text:p text:style-name="P5"><text:span text:style-name="T1">GW believed that orgainized political parties were dangerous and should be avoided</text:span></text:p>
            </text:list-item>
            <text:list-item>
              <text:p text:style-name="P5"><text:span text:style-name="T1">Since the Federalists were making such a tyrannical structure of power, the opposite party felt that they must organize a vigorous opposition</text:span></text:p>
            </text:list-item>
            <text:list-item>
              <text:p text:style-name="P5"><text:span text:style-name="T1">The Republican party emerged</text:span></text:p>
            </text:list-item>
            <text:list-item>
              <text:p text:style-name="P5"><text:span text:style-name="T1">Both parties thought that their ideas were the best for the people</text:span></text:p>
            </text:list-item>
            <text:list-item>
              <text:p text:style-name="P5"><text:soft-page-break/><text:span text:style-name="T1">Neither side would concede the right of the other to exist</text:span></text:p>
            </text:list-item>
            <text:list-item>
              <text:p text:style-name="P5"><text:span text:style-name="T1">Prominent Republicans were Thomas Jefferson and James Madison</text:span></text:p>
            </text:list-item>
            <text:list-item>
              <text:p text:style-name="P5"><text:span text:style-name="T1">Jefferson was a farmer and a prominent spokesman for the Republicans</text:span></text:p>
            </text:list-item>
            <text:list-item>
              <text:p text:style-name="P5"><text:span text:style-name="T1">Jefferson thought that farmers should be able to market their goods wherever they pleased</text:span></text:p>
            </text:list-item>
            <text:list-item>
              <text:p text:style-name="P5"><text:span text:style-name="T1">He feared the development of an advanced industrial economy as he thought it would increase the number of property-less workers</text:span></text:p>
            </text:list-item>
            <text:list-item>
              <text:p text:style-name="P5"><text:span text:style-name="T1">The Reps and the Feds had different views on the French Revolution</text:span></text:p>
            </text:list-item>
            <text:list-item>
              <text:p text:style-name="P5"><text:span text:style-name="T1">The Feds were horrified when the mobs executed the King and Queen</text:span></text:p>
            </text:list-item>
            <text:list-item>
              <text:p text:style-name="P5"><text:span text:style-name="T1">The Reps applauded the audacity and anti-aristocracy/democracy movement that the French Revolution embodied</text:span></text:p>
            </text:list-item>
            <text:list-item>
              <text:p text:style-name="P5"><text:span text:style-name="T1">Washington became President again and stayed Federalist</text:span></text:p>
            </text:list-item>
          </text:list>
        </text:list-item>
      </text:list>
      <text:p text:style-name="P6"/>
      <text:p text:style-name="P9"><text:span text:style-name="T1">Establishing National Sovereignty</text:span></text:p>
      <text:p text:style-name="P6"/>
      <text:list xml:id="list8824635351454513046" text:style-name="L5">
        <text:list-item>
          <text:p text:style-name="P7"><text:span text:style-name="T1">The Feds attracted public support by stabilizing the US's western lands and strengthening the US's international standing</text:span></text:p>
        </text:list-item>
        <text:list-item>
          <text:p text:style-name="P7">Securing the Frontier</text:p>
          <text:list>
            <text:list-item>
              <text:p text:style-name="P11">In 1794, farmers in western Pennsylvania began to refuse to pay taxes</text:p>
            </text:list-item>
            <text:list-item>
              <text:p text:style-name="P11">This was dubbed the “Whiskey Rebellion”</text:p>
            </text:list-item>
            <text:list-item>
              <text:p text:style-name="P11">Washington raised an army of 15000 and marched on Pittsburgh, where the rebellion quickly collapsed</text:p>
            </text:list-item>
            <text:list-item>
              <text:p text:style-name="P11">Many more states joined the Union after the quelling of the Whiskey Rebellion</text:p>
            </text:list-item>
          </text:list>
        </text:list-item>
        <text:list-item>
          <text:p text:style-name="P7">Native Americans and the New Nation</text:p>
          <text:list>
            <text:list-item>
              <text:p text:style-name="P11">Indians continued the challenge the US's rights to native lands</text:p>
            </text:list-item>
            <text:list-item>
              <text:p text:style-name="P11">The Constitution hadn't dealt with what to do with the Indians</text:p>
            </text:list-item>
            <text:list-item>
              <text:p text:style-name="P11">It was unclear what Indians' standing was in the country, as they were neither citizens nor a separate country</text:p>
            </text:list-item>
          </text:list>
        </text:list-item>
        <text:list-item>
          <text:p text:style-name="P7">Maintaining Neutrality</text:p>
          <text:list>
            <text:list-item>
              <text:p text:style-name="P11">The first challenge to American neutrality came from France</text:p>
            </text:list-item>
            <text:list-item>
              <text:p text:style-name="P11">Edmond Genet landed at Charleston and tried to use American ports to outfit his warships and convinced American captains to be French privateers</text:p>
            </text:list-item>
            <text:list-item>
              <text:p text:style-name="P11">Genet embarassed proponents of the French Revolution, but was eventually granted asylum in the US and lived the rest of his life on Long Island</text:p>
            </text:list-item>
            <text:list-item>
              <text:p text:style-name="P11">The British began to seize American trade ships in 1794</text:p>
            </text:list-item>
            <text:list-item>
              <text:p text:style-name="P12">Anti-British sentiments rose</text:p>
            </text:list-item>
          </text:list>
        </text:list-item>
        <text:list-item>
          <text:p text:style-name="P8">Jay's Treaty and Pinckney's Treaty</text:p>
          <text:list>
            <text:list-item>
              <text:p text:style-name="P12">Hamilton thought that there was no time for normal diplomacy</text:p>
            </text:list-item>
            <text:list-item>
              <text:p text:style-name="P12">Supreme Court Justice John Jay negotiated a treaty with the British that failed to compensate the US for the damage done by the British to American ships</text:p>
            </text:list-item>
            <text:list-item>
              <text:p text:style-name="P12">Despite that, it settled the conflict between the US and Britain, and established the power of the US over the Northwest</text:p>
            </text:list-item>
            <text:list-item>
              <text:p text:style-name="P12">The public, however, was still angry that Jay didn't manage to get all of their money back from Britain</text:p>
            </text:list-item>
            <text:list-item>
              <text:p text:style-name="P12"><text:soft-page-break/>The treaty also made it possible to settle the US's conflict with Spain</text:p>
            </text:list-item>
            <text:list-item>
              <text:p text:style-name="P12">After the treaty was made, Thomas Pinckney easily got everything the US wanted from Spain</text:p>
            </text:list-item>
            <text:list-item>
              <text:p text:style-name="P12">Under the treaty, Spain allowed the US to use the Mississippi for trade and fixed the northern border of Florida as well as preventing Indians from launching raids on the Florida borde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Normal" style:font-family-asian="'Source Han Sans Normal'"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9T10:26:28.589140339</meta:creation-date>
    <meta:editing-duration>PT5M58S</meta:editing-duration>
    <meta:editing-cycles>2</meta:editing-cycles>
    <meta:generator>LibreOffice/4.3.3.2$Linux_X86_64 LibreOffice_project/430m0$Build-2</meta:generator>
    <dc:date>2014-11-09T23:04:37.924522201</dc:date>
    <meta:document-statistic meta:table-count="0" meta:image-count="0" meta:object-count="0" meta:page-count="3" meta:paragraph-count="66" meta:word-count="908" meta:character-count="5206" meta:non-whitespace-character-count="4428"/>
  </office:meta>
</office:document-meta>
</file>